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adornments="Regular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eeeeee" draw:marker-start-width="0.35cm" draw:marker-end-width="0.35cm" draw:fill="none" draw:fill-color="#dddddd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eeeeee" style:font-name="Noto Sans" fo:font-size="24pt" style:font-size-asian="24pt" style:font-size-complex="24pt"/>
    </style:style>
    <style:style style:name="T1" style:family="text">
      <style:text-properties fo:color="#eeeeee" style:font-name="Noto Sans" fo:font-size="24pt" fo:font-style="italic" style:font-size-asian="24pt" style:font-style-asian="italic" style:font-size-complex="24pt" style:font-style-complex="italic"/>
    </style:style>
    <style:style style:name="T2" style:family="text">
      <style:text-properties fo:color="#eeeeee" style:font-name="Noto Sans" fo:font-size="24pt" style:font-size-asian="24pt" style:font-size-complex="24pt"/>
    </style:style>
    <style:style style:name="T3" style:family="text">
      <style:text-properties fo:color="#eeeeee" style:font-name="Noto Sans1" fo:font-size="24pt" style:font-name-asian="Noto Sans1" style:font-size-asian="24pt" style:font-name-complex="Noto Sans1" style:font-size-complex="24pt"/>
    </style:style>
    <style:style style:name="T4" style:family="text">
      <style:text-properties fo:color="#eeeeee" style:text-position="15% 100%" style:font-name="Noto Sans" fo:font-size="24pt" style:font-name-asian="Noto Sans1" style:font-size-asian="24pt" style:font-name-complex="Noto Sans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8.899cm" svg:height="1.989cm" svg:x="4.001cm" svg:y="22.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8.41cm" svg:height="1.534cm" svg:x="4.245cm" svg:y="22.527cm">
            <draw:text-box>
              <text:p text:style-name="P2"><text:span text:style-name="T1">H</text:span><text:span text:style-name="T2"> = </text:span><text:span text:style-name="T3">−</text:span><text:span text:style-name="T2"> </text:span><text:span text:style-name="T4">∑</text:span><text:span text:style-name="T2"> </text:span><text:span text:style-name="T1">p </text:span><text:span text:style-name="T2">(</text:span><text:span text:style-name="T1">x</text:span><text:span text:style-name="T2">) log </text:span><text:span text:style-name="T1">p</text:span><text:span text:style-name="T1"> </text:span><text:span text:style-name="T2">(</text:span><text:span text:style-name="T1">x</text:span><text:span text:style-name="T2">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1" svg:font-family="'Noto Sans'" style:font-adornments="Regular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5:34:26.543544394</meta:creation-date>
    <dc:date>2015-07-26T16:12:59.958650514</dc:date>
    <meta:editing-duration>PT20M11S</meta:editing-duration>
    <meta:editing-cycles>1</meta:editing-cycles>
    <meta:document-statistic meta:object-count="3"/>
    <meta:generator>LibreOffice/4.2.8.2$Linux_X86_64 LibreOffice_project/420m0$Build-2</meta:generator>
  </office:meta>
</office:document-meta>
</file>